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cm" fo:min-width="1.97cm" fo:wrap-option="wrap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2cm" svg:height="3.492cm" svg:x="1.727cm" svg:y="7.73cm">
          <text:p text:style-name="P1">Al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92cm" svg:height="3.492cm" svg:x="9.982cm" svg:y="7.73cm">
          <text:p text:style-name="P1">B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92cm" svg:height="3.492cm" svg:x="5.855cm" svg:y="1.698cm">
          <text:p text:style-name="P1">Ca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81cm" svg:y1="8.302cm" svg:x2="10.525cm" svg:y2="8.302cm">
          <text:p/>
        </draw:line>
        <draw:line draw:style-name="gr3" draw:text-style-name="P2" draw:layer="layout" svg:x1="10.525cm" svg:y1="10.842cm" svg:x2="4.81cm" svg:y2="10.842cm">
          <text:p/>
        </draw:line>
        <draw:line draw:style-name="gr4" draw:text-style-name="P2" draw:layer="layout" svg:x1="11.795cm" svg:y1="7.667cm" svg:x2="8.937cm" svg:y2="4.81cm">
          <text:p/>
        </draw:line>
        <draw:line draw:style-name="gr5" draw:text-style-name="P2" draw:layer="layout" svg:x1="6.397cm" svg:y1="4.81cm" svg:x2="3.54cm" svg:y2="7.66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0:24:17.865337812</meta:creation-date>
    <dc:date>2024-04-23T10:27:04.611489484</dc:date>
    <meta:editing-duration>PT2M49S</meta:editing-duration>
    <meta:editing-cycles>1</meta:editing-cycles>
    <meta:document-statistic meta:object-count="7"/>
    <meta:generator>LibreOffice/7.5.9.2$Linux_X86_64 LibreOffice_project/50$Build-2</meta:generator>
  </office:meta>
</office:document-meta>
</file>